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application/vnd.sun.xml.ui.configuration" manifest:full-path="Object 31/Configurations2/"/>
  <manifest:file-entry manifest:media-type="application/vnd.oasis.opendocument.formula" manifest:version="1.2" manifest:full-path="Object 31/"/>
  <manifest:file-entry manifest:media-type="application/rdf+xml" manifest:full-path="manifest.rdf"/>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33/settings.xml"/>
  <manifest:file-entry manifest:media-type="text/xml" manifest:full-path="Object 33/content.xml"/>
  <manifest:file-entry manifest:media-type="application/vnd.oasis.opendocument.formula" manifest:full-path="Object 33/"/>
  <manifest:file-entry manifest:media-type="text/xml" manifest:full-path="Object 34/settings.xml"/>
  <manifest:file-entry manifest:media-type="text/xml" manifest:full-path="Object 34/content.xml"/>
  <manifest:file-entry manifest:media-type="application/vnd.sun.xml.ui.configuration" manifest:full-path="Object 34/Configurations2/"/>
  <manifest:file-entry manifest:media-type="application/vnd.oasis.opendocument.formula" manifest:version="1.2" manifest:full-path="Object 34/"/>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36/settings.xml"/>
  <manifest:file-entry manifest:media-type="text/xml" manifest:full-path="Object 36/content.xml"/>
  <manifest:file-entry manifest:media-type="application/vnd.oasis.opendocument.formula" manifest:full-path="Object 36/"/>
  <manifest:file-entry manifest:media-type="text/xml" manifest:full-path="Object 37/settings.xml"/>
  <manifest:file-entry manifest:media-type="text/xml" manifest:full-path="Object 37/content.xml"/>
  <manifest:file-entry manifest:media-type="application/vnd.oasis.opendocument.formula" manifest:full-path="Object 37/"/>
  <manifest:file-entry manifest:media-type="text/xml" manifest:full-path="meta.xml"/>
  <manifest:file-entry manifest:media-type="text/xml" manifest:full-path="Object 38/settings.xml"/>
  <manifest:file-entry manifest:media-type="text/xml" manifest:full-path="Object 38/content.xml"/>
  <manifest:file-entry manifest:media-type="application/vnd.oasis.opendocument.formula" manifest:full-path="Object 38/"/>
  <manifest:file-entry manifest:media-type="text/xml" manifest:full-path="Object 39/settings.xml"/>
  <manifest:file-entry manifest:media-type="text/xml" manifest:full-path="Object 39/content.xml"/>
  <manifest:file-entry manifest:media-type="application/vnd.oasis.opendocument.formula" manifest:full-path="Object 39/"/>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oasis.opendocument.formula" manifest:full-path="Object 24/"/>
  <manifest:file-entry manifest:media-type="text/xml" manifest:full-path="Object 25/settings.xml"/>
  <manifest:file-entry manifest:media-type="text/xml" manifest:full-path="Object 25/content.xml"/>
  <manifest:file-entry manifest:media-type="application/vnd.oasis.opendocument.formula" manifest:full-path="Object 25/"/>
  <manifest:file-entry manifest:media-type="text/xml" manifest:full-path="Object 26/settings.xml"/>
  <manifest:file-entry manifest:media-type="text/xml" manifest:full-path="Object 26/content.xml"/>
  <manifest:file-entry manifest:media-type="application/vnd.oasis.opendocument.formula" manifest:full-path="Object 26/"/>
  <manifest:file-entry manifest:media-type="image/png" manifest:full-path="Thumbnails/thumbnail.png"/>
  <manifest:file-entry manifest:media-type="text/xml" manifest:full-path="Object 27/settings.xml"/>
  <manifest:file-entry manifest:media-type="text/xml" manifest:full-path="Object 27/content.xml"/>
  <manifest:file-entry manifest:media-type="application/vnd.sun.xml.ui.configuration" manifest:full-path="Object 27/Configurations2/"/>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styles.xml"/>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42"/>
  <manifest:file-entry manifest:media-type="" manifest:full-path="ObjectReplacements/Object 18"/>
  <manifest:file-entry manifest:media-type="" manifest:full-path="ObjectReplacements/Object 43"/>
  <manifest:file-entry manifest:media-type=""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0"/>
  <manifest:file-entry manifest:media-type="" manifest:full-path="ObjectReplacements/Object 21"/>
  <manifest:file-entry manifest:media-type=""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 manifest:full-path="ObjectReplacements/Object 2"/>
  <manifest:file-entry manifest:media-type="application/x-openoffice-gdimetafile;windows_formatname=&quot;GDIMetaFile&quot;" manifest:full-path="ObjectReplacements/Object 11"/>
  <manifest:file-entry manifest:media-type="" manifest:full-path="ObjectReplacements/Object 3"/>
  <manifest:file-entry manifest:media-type="" manifest:full-path="ObjectReplacements/Object 12"/>
  <manifest:file-entry manifest:media-type="" manifest:full-path="ObjectReplacements/Object 4"/>
  <manifest:file-entry manifest:media-type="application/x-openoffice-gdimetafile;windows_formatname=&quot;GDIMetaFile&quot;" manifest:full-path="ObjectReplacements/Object 13"/>
  <manifest:file-entry manifest:media-type=""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7"/>
  <manifest:file-entry manifest:media-type="" manifest:full-path="ObjectReplacements/Object 40"/>
  <manifest:file-entry manifest:media-type="application/x-openoffice-gdimetafile;windows_formatname=&quot;GDIMetaFile&quot;" manifest:full-path="ObjectReplacements/Object 16"/>
  <manifest:file-entry manifest:media-type="" manifest:full-path="ObjectReplacements/Object 8"/>
  <manifest:file-entry manifest:media-type="" manifest:full-path="ObjectReplacements/Object 41"/>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10/settings.xml"/>
  <manifest:file-entry manifest:media-type="text/xml" manifest:full-path="Object 10/content.xml"/>
  <manifest:file-entry manifest:media-type="application/vnd.oasis.opendocument.formula" manifest:full-path="Object 10/"/>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11/settings.xml"/>
  <manifest:file-entry manifest:media-type="text/xml" manifest:full-path="Object 11/content.xml"/>
  <manifest:file-entry manifest:media-type="application/vnd.oasis.opendocument.formula" manifest:full-path="Object 11/"/>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application/binary" manifest:full-path="layout-cache"/>
  <manifest:file-entry manifest:media-type="text/xml" manifest:full-path="Object 12/settings.xml"/>
  <manifest:file-entry manifest:media-type="text/xml" manifest:full-path="Object 12/content.xml"/>
  <manifest:file-entry manifest:media-type="application/vnd.oasis.opendocument.formula" manifest:full-path="Object 1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3/settings.xml"/>
  <manifest:file-entry manifest:media-type="text/xml" manifest:full-path="Object 13/content.xml"/>
  <manifest:file-entry manifest:media-type="application/vnd.oasis.opendocument.formula" manifest:full-path="Object 13/"/>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7/settings.xml"/>
  <manifest:file-entry manifest:media-type="text/xml" manifest:full-path="Object 7/content.xml"/>
  <manifest:file-entry manifest:media-type="application/vnd.oasis.opendocument.formula" manifest:full-path="Object 7/"/>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Lucidasans, 'Lucida Sans', 'Arial Unicode MS'"/>
    <style:font-face style:name="Times" svg:font-family="Times"/>
    <style:font-face style:name="Times New Roman"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Utopia" svg:font-family="Utopia" style:font-adornments="Regular" style:font-family-generic="roman" style:font-pitch="variable"/>
    <style:font-face style:name="Bitstream Vera Sans" svg:font-family="'Bitstream Vera Sans'" style:font-adornments="Bold" style:font-family-generic="swiss"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margin-left="0.4925in" fo:margin-right="0in" fo:text-indent="0in" style:auto-text-indent="false"/>
    </style:style>
    <style:style style:name="P5" style:family="paragraph" style:parent-style-name="Text_20_body">
      <style:paragraph-properties fo:margin-left="0.2in" fo:margin-right="0in" fo:text-indent="0in" style:auto-text-indent="fals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Heading_20_1" style:list-style-name="">
      <style:paragraph-properties fo:text-align="start" style:justify-single-word="false"/>
    </style:style>
    <style:style style:name="P9"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Building fast kd-trees for ray-tracing</text:p>
      <text:h text:style-name="Heading_20_1" text:outline-level="1">From the paper:</text:h>
      <text:p text:style-name="Text_20_body"><text:a xlink:type="simple" xlink:href="https://faculty.digipen.edu/%7Egherron/kdtree-2.pdf">On building fast kd-Trees for Ray Tracing, and on doing that in O(N log N), </text:a>Wald and Havran, 2006.</text:p>
      <text:h text:style-name="Heading_20_1" text:outline-level="1">KD-tree modifications for ray-tracing</text:h>
      <text:p text:style-name="Text_20_body">kd-trees to contain objects (instead of points):</text:p>
      <text:p text:style-name="Text_20_body">Objects are -ray-tracing primitives (triangles in our case).</text:p>
      <text:p text:style-name="Text_20_body">Objects only at leaf nodes.</text:p>
      <text:p text:style-name="Text_20_body">Objects which cross boundaries, <text:s/>will be in multiple leaf nodes</text:p>
      <text:p text:style-name="Text_20_body">Split planes can be at any value along any axis</text:p>
      <text:h text:style-name="Heading_20_1" text:outline-level="1">Goals</text:h>
      <text:p text:style-name="Text_20_body">The KD-tree will be built highly optimized for ray-tracing traversal</text:p>
      <text:p text:style-name="Text_20_body"><text:tab/>using the Surface Area Heuristic (SAH) algorithm</text:p>
      <text:p text:style-name="Text_20_body">Traversal time is <text:span text:style-name="T1">utmost</text:span> importance</text:p>
      <text:p text:style-name="Text_20_body">Build time is of lesser importance,</text:p>
      <text:p text:style-name="Text_20_body">The paper presents three algorithms for building the SAH tree</text:p>
      <text:p text:style-name="Text_20_body"><text:tab/>1. <draw:frame draw:style-name="fr1" draw:name="Object15" text:anchor-type="as-char" svg:width="0.5311in" svg:height="0.2134in" draw:z-index="2"><draw:object xlink:href="./Object 15" xlink:type="simple" xlink:show="embed" xlink:actuate="onLoad"/><draw:image xlink:href="./ObjectReplacements/Object 15" xlink:type="simple" xlink:show="embed" xlink:actuate="onLoad"/></draw:frame></text:p>
      <text:p text:style-name="Text_20_body"><text:tab/>2. <draw:frame draw:style-name="fr1" draw:name="Object41" text:anchor-type="as-char" svg:width="0.9283in" svg:height="0.2134in" draw:z-index="3"><draw:object xlink:href="./Object 41" xlink:type="simple" xlink:show="embed" xlink:actuate="onLoad"/><draw:image xlink:href="./ObjectReplacements/Object 41" xlink:type="simple" xlink:show="embed" xlink:actuate="onLoad"/></draw:frame></text:p>
      <text:p text:style-name="P5"><text:tab/>3. <draw:frame draw:style-name="fr1" draw:name="Object42" text:anchor-type="as-char" svg:width="0.8772in" svg:height="0.1902in" draw:z-index="4"><draw:object xlink:href="./Object 42" xlink:type="simple" xlink:show="embed" xlink:actuate="onLoad"/><draw:image xlink:href="./ObjectReplacements/Object 42" xlink:type="simple" xlink:show="embed" xlink:actuate="onLoad"/></draw:frame></text:p>
      <text:h text:style-name="Heading_20_1" text:outline-level="1">Generic kd-tree building algorithm</text:h>
      <text:p text:style-name="Text_20_body">BuildTree(triangles T):</text:p>
      <text:p text:style-name="Text_20_body"><text:tab/>V = AABB(T)</text:p>
      <text:p text:style-name="Text_20_body"><text:tab/>return BuildNode(T,V)</text:p>
      <text:p text:style-name="Text_20_body"/>
      <text:p text:style-name="Text_20_body">BuildNode(triangles T, box V):</text:p>
      <text:p text:style-name="Text_20_body"><text:tab/>if <text:span text:style-name="T1">Terminate</text:span>(T,V):</text:p>
      <text:p text:style-name="Text_20_body"><text:tab/><text:tab/>return LeafNode(T)</text:p>
      <text:p text:style-name="Text_20_body"><text:tab/>else:</text:p>
      <text:p text:style-name="Text_20_body"><text:tab/><text:tab/>p,axis= <text:span text:style-name="T1">ChooseSplitPlane</text:span>(T,V)</text:p>
      <text:p text:style-name="Text_20_body"><text:tab/><text:tab/><draw:frame draw:style-name="fr1" draw:name="Object7" text:anchor-type="as-char" svg:width="0.5661in" svg:height="0.222in" draw:z-index="7"><draw:object xlink:href="./Object 7" xlink:type="simple" xlink:show="embed" xlink:actuate="onLoad"/><draw:image xlink:href="./ObjectReplacements/Object 7" xlink:type="simple" xlink:show="embed" xlink:actuate="onLoad"/></draw:frame>= <text:span text:style-name="T1">SplitBoxAtPlane</text:span>(V,p,axis)</text:p>
      <text:p text:style-name="Text_20_body"><text:tab/><text:tab/><text:span text:style-name="T4"><draw:frame draw:style-name="fr1" draw:name="Object40" text:anchor-type="as-char" svg:width="1.8346in" svg:height="0.472in" draw:z-index="8"><draw:object xlink:href="./Object 40" xlink:type="simple" xlink:show="embed" xlink:actuate="onLoad"/><draw:image xlink:href="./ObjectReplacements/Object 40" xlink:type="simple" xlink:show="embed" xlink:actuate="onLoad"/></draw:frame></text:span></text:p>
      <text:p text:style-name="Text_20_body"><text:tab/><text:tab/>return Node(P,axis, <text:span text:style-name="T2">BuildNode</text:span><text:span text:style-name="T4"><draw:frame draw:style-name="fr1" draw:name="Object5" text:anchor-type="as-char" svg:width="0.6453in" svg:height="0.2083in" draw:z-index="14"><draw:object xlink:href="./Object 4" xlink:type="simple" xlink:show="embed" xlink:actuate="onLoad"/><draw:image xlink:href="./ObjectReplacements/Object 4" xlink:type="simple" xlink:show="embed" xlink:actuate="onLoad"/></draw:frame></text:span>, <text:span text:style-name="T2">BuildNode</text:span><text:span text:style-name="T4"><draw:frame draw:style-name="fr1" draw:name="Object4" text:anchor-type="as-char" svg:width="0.6618in" svg:height="0.2083in" draw:z-index="18"><draw:object xlink:href="./Object 6" xlink:type="simple" xlink:show="embed" xlink:actuate="onLoad"/><draw:image xlink:href="./ObjectReplacements/Object 6" xlink:type="simple" xlink:show="embed" xlink:actuate="onLoad"/></draw:frame></text:span>)</text:p>
      <text:p text:style-name="Text_20_body"/>
      <text:p text:style-name="Text_20_body">All the intelligence is built into <text:span text:style-name="T1">Terminate</text:span> and <text:span text:style-name="T1">ChooseSplitPlane.</text:span></text:p>
      <text:p text:style-name="P2"/>
      <text:h text:style-name="Heading_20_1" text:outline-level="1">Naive algorithm:</text:h>
      <text:p text:style-name="Text_20_body">A very simple algorithm (not one of the three in the paper):</text:p>
      <text:p text:style-name="P2">ChooseSplitPlane<text:span text:style-name="T2">:</text:span></text:p>
      <text:p text:style-name="P3"><text:tab/>axis= depth mod 3</text:p>
      <text:p text:style-name="P3"><text:tab/>p = (V.min[axis]+V.max[axis])/2</text:p>
      <text:p text:style-name="P3"><text:span text:style-name="T1">Terminate</text:span>(T,V) = <draw:frame draw:style-name="fr1" draw:name="Object6" text:anchor-type="as-char" svg:width="2.8445in" svg:height="0.2098in" draw:z-index="24"><draw:object xlink:href="./Object 5" xlink:type="simple" xlink:show="embed" xlink:actuate="onLoad"/><draw:image xlink:href="./ObjectReplacements/Object 5" xlink:type="simple" xlink:show="embed" xlink:actuate="onLoad"/></draw:frame></text:p>
      <text:h text:style-name="P8" text:outline-level="1"><text:span text:style-name="T1"/></text:h>
      <text:h text:style-name="P9" text:outline-level="1"><text:span text:style-name="T1">Traversal for Ray Casting</text:span></text:h>
      <text:p text:style-name="P3">TraverseNode(node, ray) // returns first intersection along ray </text:p>
      <text:p text:style-name="P3"><text:tab/>If node is leaf node,</text:p>
      <text:p text:style-name="P3"><text:tab/><text:tab/>For each object in leaf-node's list of objects</text:p>
      <text:p text:style-name="P3"><text:tab/><text:tab/><text:tab/>intersect ray and object</text:p>
      <text:p text:style-name="P3"><text:tab/><text:tab/><text:tab/>keep track of front-most intersection (if any)</text:p>
      <text:p text:style-name="P3"><text:tab/>else // is an internal node</text:p>
      <text:p text:style-name="P3"><text:tab/><text:tab/>determine one of these four cases:</text:p>
      <text:p text:style-name="P3"><text:tab/><text:tab/><text:tab/>ray intersects only left child</text:p>
      <text:p text:style-name="P3"><text:tab/><text:tab/><text:tab/>ray intersects only right child</text:p>
      <text:p text:style-name="P3"><text:tab/><text:tab/><text:tab/>ray intersects left child then right child</text:p>
      <text:p text:style-name="P3"><text:tab/><text:tab/><text:tab/>ray intersects right child then left child</text:p>
      <text:p text:style-name="P3"><text:tab/><text:tab/>Recurse down first child</text:p>
      <text:p text:style-name="P3"><text:tab/><text:tab/>If an intersection is found:</text:p>
      <text:p text:style-name="P3"><text:tab/><text:tab/><text:tab/>return it</text:p>
      <text:p text:style-name="P3"><text:tab/><text:tab/>else if a second child is hit</text:p>
      <text:p text:style-name="P3"><text:tab/><text:tab/><text:tab/>recurse down second child</text:p>
      <text:p text:style-name="P3"><text:tab/><text:tab/><text:tab/>if an intersection is found:</text:p>
      <text:p text:style-name="P3"><text:tab/><text:tab/><text:tab/><text:tab/>return it</text:p>
      <text:p text:style-name="P3"><text:tab/><text:tab/><text:tab/>else </text:p>
      <text:p text:style-name="P3"><text:tab/><text:tab/><text:tab/><text:tab/>return NO-INTERSECTION</text:p>
      <text:p text:style-name="P3"/>
      <text:h text:style-name="Heading_20_1" text:outline-level="1"/>
      <text:h text:style-name="P9" text:outline-level="1">The Surface Area Heuristic (SAH) algorithm</text:h>
      <text:p text:style-name="Text_20_body">For arbitrary splitting plane p,axis </text:p>
      <text:p text:style-name="Text_20_body"><text:tab/>Define “expected cost” of traversing node a split at p:</text:p>
      <text:p text:style-name="Text_20_body"><text:tab/>This “cost” should account for:</text:p>
      <text:p text:style-name="Text_20_body"><text:tab/><text:tab/>cost of intersecting ray with leaf node objects</text:p>
      <text:p text:style-name="Text_20_body"><text:tab/><text:tab/>cost of traversing a node</text:p>
      <text:p text:style-name="Text_20_body"><text:tab/><text:tab/>cost of recursing down the tree</text:p>
      <text:p text:style-name="Text_20_body"><text:tab/>Also define a “expected cost” for not splitting a node</text:p>
      <text:p text:style-name="Text_20_body"/>
      <text:p text:style-name="Text_20_body">Algorithm for splitting a node</text:p>
      <text:p text:style-name="Text_20_body"><text:tab/>Calculate cost of splitting at each p along each axis</text:p>
      <text:p text:style-name="Text_20_body"><text:tab/>Calculate cost of not splitting</text:p>
      <text:p text:style-name="Text_20_body"><text:tab/>Choose the one with the minimal cost</text:p>
      <text:p text:style-name="Text_20_body"><text:tab/><text:tab/>This answers both <text:span text:style-name="T1">Terminate</text:span> and <text:span text:style-name="T1">ChooseSplitPlane</text:span></text:p>
      <text:p text:style-name="P1"/>
      <text:p text:style-name="P1">Assumptions:</text:p>
      <text:p text:style-name="P1"><text:tab/>Rays are uniformly distributed and infinite in length</text:p>
      <text:p text:style-name="P1"><text:tab/>Costs are known and constant: </text:p>
      <text:p text:style-name="Text_20_body"><text:tab/><text:tab/>Cost of one traversal step:<draw:frame draw:style-name="fr1" draw:name="Object13" text:anchor-type="as-char" svg:width="0.2665in" svg:height="0.222in" draw:z-index="23"><draw:object xlink:href="./Object 13" xlink:type="simple" xlink:show="embed" xlink:actuate="onLoad"/><draw:image xlink:href="./ObjectReplacements/Object 13" xlink:type="simple" xlink:show="embed" xlink:actuate="onLoad"/></draw:frame></text:p>
      <text:p text:style-name="P1"><text:tab/><text:tab/>Cost of one intersection:<draw:frame draw:style-name="fr1" draw:name="Object12" text:anchor-type="as-char" svg:width="0.2362in" svg:height="0.222in" draw:z-index="25"><draw:object xlink:href="./Object 12" xlink:type="simple" xlink:show="embed" xlink:actuate="onLoad"/><draw:image xlink:href="./ObjectReplacements/Object 12" xlink:type="simple" xlink:show="embed" xlink:actuate="onLoad"/></draw:frame></text:p>
      <text:p text:style-name="Text_20_body"/>
      <text:p text:style-name="Text_20_body">Probability of intersecting a child node<draw:frame draw:style-name="fr1" draw:name="Object10" text:anchor-type="as-char" svg:width="0.2665in" svg:height="0.222in" draw:z-index="0"><draw:object xlink:href="./Object 10" xlink:type="simple" xlink:show="embed" xlink:actuate="onLoad"/><draw:image xlink:href="./ObjectReplacements/Object 10" xlink:type="simple" xlink:show="embed" xlink:actuate="onLoad"/></draw:frame>of a node<draw:frame draw:style-name="fr1" draw:name="Object11" text:anchor-type="as-char" svg:width="0.1929in" svg:height="0.1953in" draw:z-index="1"><draw:object xlink:href="./Object 11" xlink:type="simple" xlink:show="embed" xlink:actuate="onLoad"/><draw:image xlink:href="./ObjectReplacements/Object 11" xlink:type="simple" xlink:show="embed" xlink:actuate="onLoad"/></draw:frame>is computed from surface areas:</text:p>
      <text:p text:style-name="Text_20_body"><text:tab/> <text:span text:style-name="T4"><draw:frame draw:style-name="fr1" draw:name="Object8" text:anchor-type="as-char" svg:width="1.5689in" svg:height="0.4236in" draw:z-index="26"><draw:object xlink:href="./Object 8" xlink:type="simple" xlink:show="embed" xlink:actuate="onLoad"/><draw:image xlink:href="./ObjectReplacements/Object 8" xlink:type="simple" xlink:show="embed" xlink:actuate="onLoad"/></draw:frame></text:span></text:p>
      <text:p text:style-name="Text_20_body"/>
      <text:p text:style-name="Text_20_body"/>
      <text:p text:style-name="Text_20_body">Expected cost of subdividing V at plane p: </text:p>
      <text:p text:style-name="Text_20_body"><text:tab/><text:span text:style-name="T4"><draw:frame draw:style-name="fr1" draw:name="Object9" text:anchor-type="as-char" svg:width="3.8217in" svg:height="0.2102in" draw:z-index="27"><draw:object xlink:href="./Object 9" xlink:type="simple" xlink:show="embed" xlink:actuate="onLoad"/><draw:image xlink:href="./ObjectReplacements/Object 9" xlink:type="simple" xlink:show="embed" xlink:actuate="onLoad"/></draw:frame></text:span></text:p>
      <text:p text:style-name="Text_20_body"/>
      <text:p text:style-name="Text_20_body"/>
      <text:p text:style-name="Text_20_body">Terminate when <text:span text:style-name="T4"><draw:frame draw:style-name="fr1" draw:name="Object14" text:anchor-type="as-char" svg:width="1.7752in" svg:height="0.2098in" draw:z-index="28"><draw:object xlink:href="./Object 14" xlink:type="simple" xlink:show="embed" xlink:actuate="onLoad"/><draw:image xlink:href="./ObjectReplacements/Object 14" xlink:type="simple" xlink:show="embed" xlink:actuate="onLoad"/></draw:frame></text:span></text:p>
      <text:p text:style-name="Text_20_body"/>
      <text:h text:style-name="Heading_20_1" text:outline-level="1">Build a tree which minimizes the “expected cost” of traversal:</text:h>
      <text:p text:style-name="Text_20_body">Paper gives three ways to build the tree using this metric:</text:p>
      <text:p text:style-name="Text_20_body"><text:tab/> <text:span text:style-name="T4"><draw:frame draw:style-name="fr1" draw:name="Object1" text:anchor-type="as-char" svg:width="0.5311in" svg:height="0.2134in" draw:z-index="29"><draw:object xlink:href="./Object 1" xlink:type="simple" xlink:show="embed" xlink:actuate="onLoad"/><draw:image xlink:href="./ObjectReplacements/Object 1" xlink:type="simple" xlink:show="embed" xlink:actuate="onLoad"/></draw:frame></text:span>Naive: <text:s/></text:p>
      <text:p text:style-name="P4"><text:tab/>Calculate<text:span text:style-name="T4"><draw:frame draw:style-name="fr1" draw:name="Object2" text:anchor-type="as-char" svg:width="1.0327in" svg:height="0.2102in" draw:z-index="30"><draw:object xlink:href="./Object 2" xlink:type="simple" xlink:show="embed" xlink:actuate="onLoad"/><draw:image xlink:href="./ObjectReplacements/Object 2" xlink:type="simple" xlink:show="embed" xlink:actuate="onLoad"/></draw:frame></text:span>for each split candidate.</text:p>
      <text:p text:style-name="Text_20_body"><text:tab/><text:span text:style-name="T4"><draw:frame draw:style-name="fr1" draw:name="Object16" text:anchor-type="as-char" svg:width="1.011in" svg:height="0.2134in" draw:z-index="31"><draw:object xlink:href="./Object 16" xlink:type="simple" xlink:show="embed" xlink:actuate="onLoad"/><draw:image xlink:href="./ObjectReplacements/Object 16" xlink:type="simple" xlink:show="embed" xlink:actuate="onLoad"/></draw:frame></text:span> Sweep:</text:p>
      <text:p text:style-name="P4"><text:tab/>Calculate<draw:frame draw:style-name="fr1" draw:name="Object3" text:anchor-type="as-char" svg:width="1.0327in" svg:height="0.2102in" draw:z-index="32"><draw:object xlink:href="./Object 3" xlink:type="simple" xlink:show="embed" xlink:actuate="onLoad"/><draw:image xlink:href="./ObjectReplacements/Object 3" xlink:type="simple" xlink:show="embed" xlink:actuate="onLoad"/></draw:frame>incrementally across each dimension. </text:p>
      <text:p text:style-name="Text_20_body"><text:tab/><text:span text:style-name="T4"><draw:frame draw:style-name="fr1" draw:name="Object17" text:anchor-type="as-char" svg:width="0.9598in" svg:height="0.1902in" draw:z-index="33"><draw:object xlink:href="./Object 17" xlink:type="simple" xlink:show="embed" xlink:actuate="onLoad"/><draw:image xlink:href="./ObjectReplacements/Object 17" xlink:type="simple" xlink:show="embed" xlink:actuate="onLoad"/></draw:frame></text:span><draw:frame draw:style-name="fr1" draw:name="Object20" text:anchor-type="as-char" svg:width="0.0791in" svg:height="0.1953in" draw:z-index="34"><draw:object xlink:href="./Object 20" xlink:type="simple" xlink:show="embed" xlink:actuate="onLoad"/><draw:image xlink:href="./ObjectReplacements/Object 20" xlink:type="simple" xlink:show="embed" xlink:actuate="onLoad"/></draw:frame> No sort sweep:<text:tab/><text:tab/>3.</text:p>
      <text:p text:style-name="P4"><text:tab/>One global sort is applied to all levels</text:p>
      <text:h text:style-name="Heading_20_1" text:outline-level="1">Limiting calculation to <text:span text:style-name="T3">finitely many</text:span> split candidates:</text:h>
      <text:p text:style-name="Text_20_body">The parts of <text:span text:style-name="T4"><draw:frame draw:style-name="fr1" draw:name="Object18" text:anchor-type="as-char" svg:width="0.5201in" svg:height="0.2083in" draw:z-index="35"><draw:object xlink:href="./Object 18" xlink:type="simple" xlink:show="embed" xlink:actuate="onLoad"/><draw:image xlink:href="./ObjectReplacements/Object 18" xlink:type="simple" xlink:show="embed" xlink:actuate="onLoad"/></draw:frame></text:span>are either constant, linear, or pieces-wise linear</text:p>
      <text:p text:style-name="Text_20_body"><text:tab/>So <text:s/><text:span text:style-name="T4"><draw:frame draw:style-name="fr1" draw:name="Object19" text:anchor-type="as-char" svg:width="0.5201in" svg:height="0.2083in" draw:z-index="36"><draw:object xlink:href="./Object 19" xlink:type="simple" xlink:show="embed" xlink:actuate="onLoad"/><draw:image xlink:href="./ObjectReplacements/Object 19" xlink:type="simple" xlink:show="embed" xlink:actuate="onLoad"/></draw:frame></text:span> is piecewise linear with breaks at triangle vertices.</text:p>
      <text:p text:style-name="Text_20_body"><text:tab/>A property of piecewise linear functions: <text:s/></text:p>
      <text:p text:style-name="Text_20_body"><text:tab/><text:tab/>minimum will occur at one of the piecewise breaks.</text:p>
      <text:p text:style-name="Text_20_body"><text:tab/>So we only need to consider triangle vertices for split candidates.</text:p>
      <text:h text:style-name="P9" text:outline-level="1">Naive algorithm <draw:frame draw:style-name="fr1" draw:name="Object28" text:anchor-type="as-char" svg:width="0.5311in" svg:height="0.2134in" draw:z-index="40"><draw:object xlink:href="./Object 28" xlink:type="simple" xlink:show="embed" xlink:actuate="onLoad"/><draw:image xlink:href="./ObjectReplacements/Object 28" xlink:type="simple" xlink:show="embed" xlink:actuate="onLoad"/><svg:desc>formula</svg:desc></draw:frame>:</text:h>
      <text:p text:style-name="Text_20_body">Calculate cost of not splitting</text:p>
      <text:p text:style-name="Text_20_body">For each axis s:</text:p>
      <text:p text:style-name="Text_20_body"><text:tab/>For each triangle's min and max point p on axis s:</text:p>
      <text:p text:style-name="Text_20_body"><text:tab/><text:tab/>Calculate cost of splitting at p</text:p>
      <text:p text:style-name="Text_20_body"><text:tab/><text:tab/><text:tab/>(Note: requires a loop through all triangles to calc<text:span text:style-name="T4"><draw:frame draw:style-name="fr1" draw:name="Object21" text:anchor-type="as-char" svg:width="0.6626in" svg:height="0.2102in" draw:z-index="37"><draw:object xlink:href="./Object 21" xlink:type="simple" xlink:show="embed" xlink:actuate="onLoad"/><draw:image xlink:href="./ObjectReplacements/Object 21" xlink:type="simple" xlink:show="embed" xlink:actuate="onLoad"/></draw:frame></text:span>)</text:p>
      <text:p text:style-name="Text_20_body">Choose minimal cost, and split or not accordingly.</text:p>
      <text:h text:style-name="Heading_20_1" text:outline-level="1">Sweep algorithm <draw:frame draw:style-name="fr1" draw:name="Object29" text:anchor-type="as-char" svg:width="1.011in" svg:height="0.2134in" draw:z-index="41"><draw:object xlink:href="./Object 29" xlink:type="simple" xlink:show="embed" xlink:actuate="onLoad"/><draw:image xlink:href="./ObjectReplacements/Object 29" xlink:type="simple" xlink:show="embed" xlink:actuate="onLoad"/><svg:desc>formula</svg:desc></draw:frame>:</text:h>
      <text:p text:style-name="Text_20_body">Calculate cost of not splitting</text:p>
      <text:p text:style-name="Text_20_body">For each axis s:</text:p>
      <text:p text:style-name="Text_20_body"><text:tab/><text:span text:style-name="T1">Gather </text:span><text:span text:style-name="T2">points</text:span> along s-axis</text:p>
      <text:p text:style-name="Text_20_body"><text:tab/><text:tab/>points = list of each triangle's min and max points on s-axis</text:p>
      <text:p text:style-name="Text_20_body"><text:tab/><text:span text:style-name="T1">Sort </text:span><text:span text:style-name="T2">points</text:span> on s-axis</text:p>
      <text:p text:style-name="Text_20_body"><text:tab/><text:span text:style-name="T1">Group</text:span> points by common position</text:p>
      <text:p text:style-name="Text_20_body"><text:tab/><text:tab/>For each group of points with a unique position <draw:frame draw:style-name="fr1" draw:name="Object24" text:anchor-type="as-char" svg:width="0.2429in" svg:height="0.2083in" draw:z-index="5"><draw:object xlink:href="./Object 24" xlink:type="simple" xlink:show="embed" xlink:actuate="onLoad"/><draw:image xlink:href="./ObjectReplacements/Object 24" xlink:type="simple" xlink:show="embed" xlink:actuate="onLoad"/></draw:frame> along s-axis:</text:p>
      <text:p text:style-name="Text_20_body"><text:tab/><text:tab/><text:tab/>calculate: </text:p>
      <text:p text:style-name="Text_20_body"><text:tab/><text:tab/><text:tab/><text:tab/><draw:frame draw:style-name="fr1" draw:name="Object33" text:anchor-type="as-char" svg:width="0.2819in" svg:height="0.2319in" draw:z-index="9"><draw:object xlink:href="./Object 33" xlink:type="simple" xlink:show="embed" xlink:actuate="onLoad"/><draw:image xlink:href="./ObjectReplacements/Object 33" xlink:type="simple" xlink:show="embed" xlink:actuate="onLoad"/></draw:frame>= number triangles starting at<draw:frame draw:style-name="fr1" draw:name="Object36" text:anchor-type="as-char" svg:width="0.2429in" svg:height="0.2083in" draw:z-index="10"><draw:object xlink:href="./Object 36" xlink:type="simple" xlink:show="embed" xlink:actuate="onLoad"/><draw:image xlink:href="./ObjectReplacements/Object 36" xlink:type="simple" xlink:show="embed" xlink:actuate="onLoad"/></draw:frame></text:p>
      <text:p text:style-name="Text_20_body"><text:tab/><text:tab/><text:tab/><text:tab/><draw:frame draw:style-name="fr1" draw:name="Object37" text:anchor-type="as-char" svg:width="0.2673in" svg:height="0.2319in" draw:z-index="13"><draw:object xlink:href="./Object 37" xlink:type="simple" xlink:show="embed" xlink:actuate="onLoad"/><draw:image xlink:href="./ObjectReplacements/Object 37" xlink:type="simple" xlink:show="embed" xlink:actuate="onLoad"/></draw:frame>= number triangles in plane of<draw:frame draw:style-name="fr1" draw:name="Object38" text:anchor-type="as-char" svg:width="0.2429in" svg:height="0.2083in" draw:z-index="21"><draw:object xlink:href="./Object 38" xlink:type="simple" xlink:show="embed" xlink:actuate="onLoad"/><draw:image xlink:href="./ObjectReplacements/Object 38" xlink:type="simple" xlink:show="embed" xlink:actuate="onLoad"/></draw:frame></text:p>
      <text:p text:style-name="Text_20_body"><text:tab/><text:tab/><text:tab/><text:tab/><draw:frame draw:style-name="fr1" draw:name="Object25" text:anchor-type="as-char" svg:width="0.2819in" svg:height="0.2319in" draw:z-index="6"><draw:object xlink:href="./Object 25" xlink:type="simple" xlink:show="embed" xlink:actuate="onLoad"/><draw:image xlink:href="./ObjectReplacements/Object 25" xlink:type="simple" xlink:show="embed" xlink:actuate="onLoad"/></draw:frame>= number triangles ending at <draw:frame draw:style-name="fr1" draw:name="Object39" text:anchor-type="as-char" svg:width="0.2429in" svg:height="0.2083in" draw:z-index="11"><draw:object xlink:href="./Object 39" xlink:type="simple" xlink:show="embed" xlink:actuate="onLoad"/><draw:image xlink:href="./ObjectReplacements/Object 39" xlink:type="simple" xlink:show="embed" xlink:actuate="onLoad"/></draw:frame></text:p>
      <text:p text:style-name="Text_20_body"><text:tab/><text:span text:style-name="T1">Sweep</text:span> left-to-right along s-axis</text:p>
      <text:p text:style-name="Text_20_body"><text:tab/><text:tab/>Start counters at <draw:frame draw:style-name="fr1" draw:name="Object30" text:anchor-type="as-char" svg:width="0.2362in" svg:height="0.2083in" draw:z-index="17"><draw:object xlink:href="./Object 30" xlink:type="simple" xlink:show="embed" xlink:actuate="onLoad"/><draw:image xlink:href="./ObjectReplacements/Object 30" xlink:type="simple" xlink:show="embed" xlink:actuate="onLoad"/></draw:frame></text:p>
      <text:p text:style-name="Text_20_body"><text:tab/><text:tab/><text:tab/><draw:frame draw:style-name="fr1" draw:name="Object27" text:anchor-type="as-char" svg:width="1.0555in" svg:height="0.689in" draw:z-index="22"><draw:object xlink:href="./Object 27" xlink:type="simple" xlink:show="embed" xlink:actuate="onLoad"/><draw:image xlink:href="./ObjectReplacements/Object 27" xlink:type="simple" xlink:show="embed" xlink:actuate="onLoad"/></draw:frame></text:p>
      <text:p text:style-name="Text_20_body"><text:tab/><text:tab/>For each group <text:s/><draw:frame draw:style-name="fr1" draw:name="Object26" text:anchor-type="as-char" svg:width="0.2429in" svg:height="0.2083in" draw:z-index="12"><draw:object xlink:href="./Object 26" xlink:type="simple" xlink:show="embed" xlink:actuate="onLoad"/><draw:image xlink:href="./ObjectReplacements/Object 26" xlink:type="simple" xlink:show="embed" xlink:actuate="onLoad"/></draw:frame> along s-axis:</text:p>
      <text:p text:style-name="Text_20_body"><text:tab/><text:tab/><text:tab/>Inc/Dec the counters from<draw:frame draw:style-name="fr1" draw:name="Object23" text:anchor-type="as-char" svg:width="0.3756in" svg:height="0.2083in" draw:z-index="38"><draw:object xlink:href="./Object 23" xlink:type="simple" xlink:show="embed" xlink:actuate="onLoad"/><draw:image xlink:href="./ObjectReplacements/Object 23" xlink:type="simple" xlink:show="embed" xlink:actuate="onLoad"/></draw:frame> to <draw:frame draw:style-name="fr1" draw:name="Object22" text:anchor-type="as-char" svg:width="0.2327in" svg:height="0.2083in" draw:z-index="39"><draw:object xlink:href="./Object 22" xlink:type="simple" xlink:show="embed" xlink:actuate="onLoad"/><draw:image xlink:href="./ObjectReplacements/Object 22" xlink:type="simple" xlink:show="embed" xlink:actuate="onLoad"/></draw:frame></text:p>
      <text:p text:style-name="Text_20_body"><text:tab/><text:tab/><text:tab/><text:tab/><draw:frame draw:style-name="fr1" draw:name="Object34" text:anchor-type="as-char" svg:width="1.6457in" svg:height="0.7126in" draw:z-index="15"><draw:object xlink:href="./Object 34" xlink:type="simple" xlink:show="embed" xlink:actuate="onLoad"/><draw:image xlink:href="./ObjectReplacements/Object 34" xlink:type="simple" xlink:show="embed" xlink:actuate="onLoad"/></draw:frame></text:p>
      <text:p text:style-name="Text_20_body"><text:tab/><text:tab/><text:tab/>Calculate <draw:frame draw:style-name="fr1" draw:name="Object35" text:anchor-type="as-char" svg:width="0.5201in" svg:height="0.2083in" draw:z-index="19"><draw:object xlink:href="./Object 35" xlink:type="simple" xlink:show="embed" xlink:actuate="onLoad"/><draw:image xlink:href="./ObjectReplacements/Object 35" xlink:type="simple" xlink:show="embed" xlink:actuate="onLoad"/></draw:frame> using <draw:frame draw:style-name="fr1" draw:name="Object32" text:anchor-type="as-char" svg:width="1.0189in" svg:height="0.2102in" draw:z-index="20"><draw:object xlink:href="./Object 32" xlink:type="simple" xlink:show="embed" xlink:actuate="onLoad"/><draw:image xlink:href="./ObjectReplacements/Object 32" xlink:type="simple" xlink:show="embed" xlink:actuate="onLoad"/></draw:frame> and <text:s/><draw:frame draw:style-name="fr1" draw:name="Object31" text:anchor-type="as-char" svg:width="1.0346in" svg:height="0.2102in" draw:z-index="16"><draw:object xlink:href="./Object 31" xlink:type="simple" xlink:show="embed" xlink:actuate="onLoad"/><draw:image xlink:href="./ObjectReplacements/Object 31" xlink:type="simple" xlink:show="embed" xlink:actuate="onLoad"/></draw:frame></text:p>
      <text:p text:style-name="Text_20_body"/>
      <text:p text:style-name="Text_20_body">Choose minimal cost, and split or not accordingly.</text:p>
      <text:p text:style-name="Text_20_body"/>
      <text:h text:style-name="Heading_20_1" text:outline-level="1">Sweep-no-sort algorithm <draw:frame draw:style-name="fr1" draw:name="Object43" text:anchor-type="as-char" svg:width="0.9598in" svg:height="0.1902in" draw:z-index="42"><draw:object xlink:href="./Object 43" xlink:type="simple" xlink:show="embed" xlink:actuate="onLoad"/><draw:image xlink:href="./ObjectReplacements/Object 43" xlink:type="simple" xlink:show="embed" xlink:actuate="onLoad"/><svg:desc>formula</svg:desc></draw:frame>:</text:h>
      <text:p text:style-name="Text_20_body">Same as previous algorithm except remove the need to sort at each node by doing three global sorts (one per axis) and maintaining the three sorts into the recursive calls. </text:p>
      <text:p text:style-name="Text_20_body"/>
      <text:p text:style-name="Text_20_body">Turning a list of triangles (maintained according to the three sorts) into two sub-lists of triangles (also maintained according to the three sorts) seems like a difficult thing to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Tahoma1" svg:font-family="Tahoma, Lucidasans, 'Lucida Sans', 'Arial Unicode MS'"/>
    <style:font-face style:name="Times" svg:font-family="Times"/>
    <style:font-face style:name="Times New Roman"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Utopia" svg:font-family="Utopia" style:font-adornments="Regular" style:font-family-generic="roman" style:font-pitch="variable"/>
    <style:font-face style:name="Bitstream Vera Sans" svg:font-family="'Bitstream Vera Sans'" style:font-adornments="Bold"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2598in" fo:margin-right="0in" fo:margin-top="0.0402in" fo:margin-bottom="0in" fo:text-indent="0in" style:auto-text-indent="false"/>
      <style:text-properties style:font-name="Utopia" fo:font-weight="normal"/>
    </style:style>
    <style:style style:name="Text_20_body" style:display-name="Text body" style:family="paragraph" style:parent-style-name="Standard" style:class="text">
      <style:paragraph-properties fo:margin-left="0.2in" fo:margin-right="0in" fo:margin-top="0in" fo:margin-bottom="0in" fo:text-indent="0in" style:auto-text-indent="false"/>
      <style:text-properties style:font-name="Bitstream Vera Serif"/>
    </style:style>
    <style:style style:name="List_20_Indent" style:display-name="List Indent" style:family="paragraph" style:parent-style-name="Text_20_body" style:class="text">
      <style:paragraph-properties fo:margin-left="0.2in" fo:margin-right="0in" fo:margin-top="0in" fo:margin-bottom="0in" fo:text-indent="0in" style:auto-text-indent="false">
        <style:tab-stops>
          <style:tab-stop style:position="0in"/>
        </style:tab-stops>
      </style:paragraph-properties>
    </style:style>
    <style:style style:name="Heading" style:family="paragraph" style:parent-style-name="Standard" style:next-style-name="Text_20_body" style:class="text">
      <style:paragraph-properties fo:margin-left="0in" fo:margin-right="0in" fo:margin-top="0.1701in" fo:margin-bottom="0.1598in" fo:text-align="center" style:justify-single-word="false" fo:text-indent="0in" style:auto-text-indent="false" fo:keep-with-next="always"/>
      <style:text-properties style:font-name="Bitstream Vera Sans" fo:font-size="24pt" fo:font-weight="bold"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0598in" fo:margin-bottom="0in" fo:text-align="start" style:justify-single-word="false"/>
      <style:text-properties style:font-name="Bitstream Vera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Preformatted_20_Text" style:display-name="Preformatted Text" style:family="paragraph" style:parent-style-name="Standard" style:class="html">
      <style:paragraph-properties fo:margin-top="0.0402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10z0" style:family="text">
      <style:text-properties style:font-name="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201in" fo:margin-bottom="0.4201in" fo:margin-left="0.7in" fo:margin-right="0.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meta:creation-date>2005-09-06T10:58:19</meta:creation-date>
    <dc:date>2011-10-18T15:55:48</dc:date>
    <meta:print-date>2008-06-04T10:45:01</meta:print-date>
    <meta:editing-cycles>141</meta:editing-cycles>
    <meta:editing-duration>P4DT20H59M24S</meta:editing-duration>
    <dc:creator>Gary Herron</dc:creator>
    <meta:document-statistic meta:table-count="0" meta:image-count="0" meta:object-count="43" meta:page-count="4" meta:paragraph-count="125" meta:word-count="715" meta:character-count="4573" meta:non-whitespace-character-count="3758"/>
    <meta:user-defined meta:name="Info 1"/>
    <meta:user-defined meta:name="Info 2"/>
    <meta:user-defined meta:name="Info 3"/>
    <meta:user-defined meta:name="Info 4"/>
  </office:meta>
</office:document-meta>
</file>

<file path=Object 1/content.xml><?xml version="1.0" encoding="utf-8"?>
<math xmlns="http://www.w3.org/1998/Math/MathML">
  <semantics>
    <mrow>
      <mi>O</mi>
      <mrow>
        <mo stretchy="false">(</mo>
        <mrow>
          <msup>
            <mi>N</mi>
            <mn>2</mn>
          </msup>
        </mrow>
        <mo stretchy="false">)</mo>
      </mrow>
    </mrow>
    <annotation encoding="StarMath 5.0">O(N^2)
</annotation>
  </semantics>
</math>
</file>

<file path=Object 10/content.xml><?xml version="1.0" encoding="utf-8"?>
<!DOCTYPE math  PUBLIC '-//OpenOffice.org//DTD Modified W3C MathML 1.01//EN'  'math.dtd'>
<math:math xmlns:math="http://www.w3.org/1998/Math/MathML">
  <math:semantics>
    <math:msub>
      <math:mi>V</math:mi>
      <math:mi>c</math:mi>
    </math:msub>
    <math:annotation math:encoding="StarMath 5.0"> V_c</math:annotation>
  </math:semantics>
</math:math>
</file>

<file path=Object 11/content.xml><?xml version="1.0" encoding="utf-8"?>
<!DOCTYPE math  PUBLIC '-//OpenOffice.org//DTD Modified W3C MathML 1.01//EN'  'math.dtd'>
<math:math xmlns:math="http://www.w3.org/1998/Math/MathML">
  <math:semantics>
    <math:mi>V</math:mi>
    <math:annotation math:encoding="StarMath 5.0"> V </math:annotation>
  </math:semantics>
</math:math>
</file>

<file path=Object 12/content.xml><?xml version="1.0" encoding="utf-8"?>
<!DOCTYPE math  PUBLIC '-//OpenOffice.org//DTD Modified W3C MathML 1.01//EN'  'math.dtd'>
<math:math xmlns:math="http://www.w3.org/1998/Math/MathML">
  <math:semantics>
    <math:msub>
      <math:mi>C</math:mi>
      <math:mi>I</math:mi>
    </math:msub>
    <math:annotation math:encoding="StarMath 5.0"> C_I</math:annotation>
  </math:semantics>
</math:math>
</file>

<file path=Object 13/content.xml><?xml version="1.0" encoding="utf-8"?>
<!DOCTYPE math  PUBLIC '-//OpenOffice.org//DTD Modified W3C MathML 1.01//EN'  'math.dtd'>
<math:math xmlns:math="http://www.w3.org/1998/Math/MathML">
  <math:semantics>
    <math:msub>
      <math:mi>C</math:mi>
      <math:mi>T</math:mi>
    </math:msub>
    <math:annotation math:encoding="StarMath 5.0"> C_T</math:annotation>
  </math:semantics>
</math:math>
</file>

<file path=Object 14/content.xml><?xml version="1.0" encoding="utf-8"?>
<!DOCTYPE math  PUBLIC '-//OpenOffice.org//DTD Modified W3C MathML 1.01//EN'  'math.dtd'>
<math:math xmlns:math="http://www.w3.org/1998/Math/MathML">
  <math:semantics>
    <math:mrow>
      <math:msub>
        <math:mi math:fontstyle="italic">min</math:mi>
        <math:mi>P</math:mi>
      </math:msub>
      <math:mrow>
        <math:mo math:stretchy="false">(</math:mo>
        <math:mrow>
          <math:msub>
            <math:mi>C</math:mi>
            <math:mi>V</math:mi>
          </math:msub>
          <math:mrow>
            <math:mo math:stretchy="false">(</math:mo>
            <math:mi>p</math:mi>
            <math:mo math:stretchy="false">)</math:mo>
          </math:mrow>
        </math:mrow>
        <math:mo math:stretchy="false">)</math:mo>
      </math:mrow>
      <math:mrow>
        <math:mi/>
        <math:mo math:stretchy="false">&gt;</math:mo>
        <math:mi/>
      </math:mrow>
      <math:msub>
        <math:mi>C</math:mi>
        <math:mi>I</math:mi>
      </math:msub>
      <math:mfenced math:open="∣" math:close="∣">
        <math:mrow>
          <math:mo math:stretchy="false">(</math:mo>
          <math:mi>T</math:mi>
          <math:mo math:stretchy="false">)</math:mo>
        </math:mrow>
      </math:mfenced>
    </math:mrow>
    <math:annotation math:encoding="StarMath 5.0">min_P( C_V(p)) ~&gt;~ C_I abs(T)
</math:annotation>
  </math:semantics>
</math:math>
</file>

<file path=Object 15/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math:annotation>
  </math:semantics>
</math:math>
</file>

<file path=Object 16/content.xml><?xml version="1.0" encoding="utf-8"?>
<math xmlns="http://www.w3.org/1998/Math/MathML">
  <semantics>
    <mrow>
      <mi>O</mi>
      <mrow>
        <mo stretchy="false">(</mo>
        <mrow>
          <mi>N</mi>
          <mi/>
          <msup>
            <mi>log</mi>
            <mn>2</mn>
          </msup>
          <mi>N</mi>
        </mrow>
        <mo stretchy="false">)</mo>
      </mrow>
    </mrow>
    <annotation encoding="StarMath 5.0">O(N~log^2 N)</annotation>
  </semantics>
</math>
</file>

<file path=Object 17/content.xml><?xml version="1.0" encoding="utf-8"?>
<math xmlns="http://www.w3.org/1998/Math/MathML">
  <semantics>
    <mrow>
      <mi>O</mi>
      <mrow>
        <mo stretchy="false">(</mo>
        <mrow>
          <mi>N</mi>
          <mi/>
          <mi>log</mi>
          <mi>N</mi>
        </mrow>
        <mo stretchy="false">)</mo>
      </mrow>
    </mrow>
    <annotation encoding="StarMath 5.0">O(N~ log N)</annotation>
  </semantics>
</math>
</file>

<file path=Object 18/content.xml><?xml version="1.0" encoding="utf-8"?>
<!DOCTYPE math  PUBLIC '-//OpenOffice.org//DTD Modified W3C MathML 1.01//EN'  'math.dtd'>
<math:math xmlns:math="http://www.w3.org/1998/Math/MathML">
  <math:semantics>
    <math:mrow>
      <math:msub>
        <math:mi>C</math:mi>
        <math:mi>V</math:mi>
      </math:msub>
      <math:mrow>
        <math:mo math:stretchy="false">(</math:mo>
        <math:mi>p</math:mi>
        <math:mo math:stretchy="false">)</math:mo>
      </math:mrow>
    </math:mrow>
    <math:annotation math:encoding="StarMath 5.0">C_V(p)</math:annotation>
  </math:semantics>
</math:math>
</file>

<file path=Object 19/content.xml><?xml version="1.0" encoding="utf-8"?>
<!DOCTYPE math  PUBLIC '-//OpenOffice.org//DTD Modified W3C MathML 1.01//EN'  'math.dtd'>
<math:math xmlns:math="http://www.w3.org/1998/Math/MathML">
  <math:semantics>
    <math:mrow>
      <math:msub>
        <math:mi>C</math:mi>
        <math:mi>V</math:mi>
      </math:msub>
      <math:mrow>
        <math:mo math:stretchy="false">(</math:mo>
        <math:mi>p</math:mi>
        <math:mo math:stretchy="false">)</math:mo>
      </math:mrow>
    </math:mrow>
    <math:annotation math:encoding="StarMath 5.0">C_V(p)</math:annotation>
  </math:semantics>
</math:math>
</file>

<file path=Object 2/content.xml><?xml version="1.0" encoding="utf-8"?>
<!DOCTYPE math  PUBLIC '-//OpenOffice.org//DTD Modified W3C MathML 1.01//EN'  'math.dtd'>
<math:math xmlns:math="http://www.w3.org/1998/Math/MathML">
  <math:semantics>
    <math:mrow>
      <math:mfenced math:open="∣" math:close="∣">
        <math:msub>
          <math:mi>T</math:mi>
          <math:mi>L</math:mi>
        </math:msub>
      </math:mfenced>
      <math:mi/>
      <math:mtext>and</math:mtext>
      <math:mi/>
      <math:mfenced math:open="∣" math:close="∣">
        <math:msub>
          <math:mi>T</math:mi>
          <math:mi>R</math:mi>
        </math:msub>
      </math:mfenced>
    </math:mrow>
    <math:annotation math:encoding="StarMath 5.0">abs{T_L} ~"and"~ abs{T_R}</math:annotation>
  </math:semantics>
</math:math>
</file>

<file path=Object 20/content.xml><?xml version="1.0" encoding="utf-8"?>
<!DOCTYPE math  PUBLIC '-//OpenOffice.org//DTD Modified W3C MathML 1.01//EN'  'math.dtd'>
<math:math xmlns:math="http://www.w3.org/1998/Math/MathML">
  <math:semantics>
    <math:annotation math:encoding="StarMath 5.0"> </math:annotation>
  </math:semantics>
</math:math>
</file>

<file path=Object 21/content.xml><?xml version="1.0" encoding="utf-8"?>
<!DOCTYPE math  PUBLIC '-//OpenOffice.org//DTD Modified W3C MathML 1.01//EN'  'math.dtd'>
<math:math xmlns:math="http://www.w3.org/1998/Math/MathML">
  <math:semantics>
    <math:mrow>
      <math:mfenced math:open="∣" math:close="∣">
        <math:msub>
          <math:mi>T</math:mi>
          <math:mi>L</math:mi>
        </math:msub>
      </math:mfenced>
      <math:mi>,</math:mi>
      <math:mfenced math:open="∣" math:close="∣">
        <math:msub>
          <math:mi>T</math:mi>
          <math:mi>R</math:mi>
        </math:msub>
      </math:mfenced>
    </math:mrow>
    <math:annotation math:encoding="StarMath 5.0">abs{T_L}, abs{T_R}</math:annotation>
  </math:semantics>
</math:math>
</file>

<file path=Object 22/content.xml><?xml version="1.0" encoding="utf-8"?>
<!DOCTYPE math  PUBLIC '-//OpenOffice.org//DTD Modified W3C MathML 1.01//EN'  'math.dtd'>
<math:math xmlns:math="http://www.w3.org/1998/Math/MathML">
  <math:semantics>
    <math:msub>
      <math:mi>p</math:mi>
      <math:mi>k</math:mi>
    </math:msub>
    <math:annotation math:encoding="StarMath 5.0">p_k</math:annotation>
  </math:semantics>
</math:math>
</file>

<file path=Object 23/content.xml><?xml version="1.0" encoding="utf-8"?>
<!DOCTYPE math  PUBLIC '-//OpenOffice.org//DTD Modified W3C MathML 1.01//EN'  'math.dtd'>
<math:math xmlns:math="http://www.w3.org/1998/Math/MathML">
  <math:semantics>
    <math:msub>
      <math:mi>p</math:mi>
      <math:mrow>
        <math:mi>k</math:mi>
        <math:mo math:stretchy="false">−</math:mo>
        <math:mn>1</math:mn>
      </math:mrow>
    </math:msub>
    <math:annotation math:encoding="StarMath 5.0">p_{k-1}</math:annotation>
  </math:semantics>
</math:math>
</file>

<file path=Object 24/content.xml><?xml version="1.0" encoding="utf-8"?>
<!DOCTYPE math  PUBLIC '-//OpenOffice.org//DTD Modified W3C MathML 1.01//EN'  'math.dtd'>
<math:math xmlns:math="http://www.w3.org/1998/Math/MathML">
  <math:semantics>
    <math:msub>
      <math:mi>p</math:mi>
      <math:mi>k</math:mi>
    </math:msub>
    <math:annotation math:encoding="StarMath 5.0"> p_k</math:annotation>
  </math:semantics>
</math:math>
</file>

<file path=Object 25/content.xml><?xml version="1.0" encoding="utf-8"?>
<!DOCTYPE math  PUBLIC '-//OpenOffice.org//DTD Modified W3C MathML 1.01//EN'  'math.dtd'>
<math:math xmlns:math="http://www.w3.org/1998/Math/MathML">
  <math:semantics>
    <math:msubsup>
      <math:mi>p</math:mi>
      <math:mi>k</math:mi>
      <math:mrow>
        <math:mrow/>
        <math:mo math:stretchy="false">−</math:mo>
        <math:mrow/>
      </math:mrow>
    </math:msubsup>
    <math:annotation math:encoding="StarMath 5.0">p^{{}-{}}_k</math:annotation>
  </math:semantics>
</math:math>
</file>

<file path=Object 26/content.xml><?xml version="1.0" encoding="utf-8"?>
<!DOCTYPE math  PUBLIC '-//OpenOffice.org//DTD Modified W3C MathML 1.01//EN'  'math.dtd'>
<math:math xmlns:math="http://www.w3.org/1998/Math/MathML">
  <math:semantics>
    <math:msub>
      <math:mi>p</math:mi>
      <math:mi>k</math:mi>
    </math:msub>
    <math:annotation math:encoding="StarMath 5.0"> p_k</math:annotation>
  </math:semantics>
</math:math>
</file>

<file path=Object 27/content.xml><?xml version="1.0" encoding="utf-8"?>
<!DOCTYPE math  PUBLIC '-//OpenOffice.org//DTD Modified W3C MathML 1.01//EN'  'math.dtd'>
<math:math xmlns:math="http://www.w3.org/1998/Math/MathML">
  <math:semantics>
    <math:mtable>
      <math:mtr>
        <math:mrow>
          <math:mrow>
            <math:msub>
              <math:mi>N</math:mi>
              <math:mi>L</math:mi>
            </math:msub>
            <math:mrow>
              <math:mi/>
              <math:mo math:stretchy="false">=</math:mo>
              <math:mi/>
            </math:mrow>
            <math:mn>0</math:mn>
          </math:mrow>
        </math:mrow>
      </math:mtr>
      <math:mtr>
        <math:mrow>
          <math:mrow>
            <math:msub>
              <math:mi>N</math:mi>
              <math:mi>R</math:mi>
            </math:msub>
            <math:mrow>
              <math:mi/>
              <math:mo math:stretchy="false">=</math:mo>
              <math:mi/>
            </math:mrow>
            <math:mrow>
              <math:mi>N</math:mi>
              <math:mo math:stretchy="false">−</math:mo>
              <math:msubsup>
                <math:mi>p</math:mi>
                <math:mn>0</math:mn>
                <math:mrow>
                  <math:mrow/>
                  <math:mn>0</math:mn>
                  <math:mrow/>
                </math:mrow>
              </math:msubsup>
            </math:mrow>
          </math:mrow>
        </math:mrow>
      </math:mtr>
      <math:mtr>
        <math:mrow>
          <math:mrow>
            <math:msub>
              <math:mi>N</math:mi>
              <math:mi>P</math:mi>
            </math:msub>
            <math:mrow>
              <math:mi/>
              <math:mo math:stretchy="false">=</math:mo>
              <math:mi/>
            </math:mrow>
            <math:msubsup>
              <math:mi>p</math:mi>
              <math:mn>0</math:mn>
              <math:mrow>
                <math:mrow/>
                <math:mn>0</math:mn>
                <math:mrow/>
              </math:mrow>
            </math:msubsup>
          </math:mrow>
        </math:mrow>
      </math:mtr>
    </math:mtable>
    <math:annotation math:encoding="StarMath 5.0">alignl N_L ~=~ 0 newline
alignl N_R ~=~ N - p^{{}0{}}_0 newline
alignl N_P ~=~ p^{{}0{}}_0</math:annotation>
  </math:semantics>
</math:math>
</file>

<file path=Object 28/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
</math:annotation>
  </math:semantics>
</math:math>
</file>

<file path=Object 29/content.xml><?xml version="1.0" encoding="utf-8"?>
<!DOCTYPE math  PUBLIC '-//OpenOffice.org//DTD Modified W3C MathML 1.01//EN'  'math.dtd'>
<math:math xmlns:math="http://www.w3.org/1998/Math/MathML">
  <math:semantics>
    <math:mrow>
      <math:mi>O</math:mi>
      <math:mrow>
        <math:mo math:stretchy="false">(</math:mo>
        <math:mrow>
          <math:mi>N</math:mi>
          <math:mi/>
          <math:msup>
            <math:mi>log</math:mi>
            <math:mn>2</math:mn>
          </math:msup>
          <math:mi>N</math:mi>
        </math:mrow>
        <math:mo math:stretchy="false">)</math:mo>
      </math:mrow>
    </math:mrow>
    <math:annotation math:encoding="StarMath 5.0">O(N~log^2 N)</math:annotation>
  </math:semantics>
</math:math>
</file>

<file path=Object 3/content.xml><?xml version="1.0" encoding="utf-8"?>
<!DOCTYPE math  PUBLIC '-//OpenOffice.org//DTD Modified W3C MathML 1.01//EN'  'math.dtd'>
<math:math xmlns:math="http://www.w3.org/1998/Math/MathML">
  <math:semantics>
    <math:mrow>
      <math:mfenced math:open="∣" math:close="∣">
        <math:msub>
          <math:mi>T</math:mi>
          <math:mi>L</math:mi>
        </math:msub>
      </math:mfenced>
      <math:mi/>
      <math:mtext>and</math:mtext>
      <math:mi/>
      <math:mfenced math:open="∣" math:close="∣">
        <math:msub>
          <math:mi>T</math:mi>
          <math:mi>R</math:mi>
        </math:msub>
      </math:mfenced>
    </math:mrow>
    <math:annotation math:encoding="StarMath 5.0">abs{T_L} ~"and"~ abs{T_R}</math:annotation>
  </math:semantics>
</math:math>
</file>

<file path=Object 30/content.xml><?xml version="1.0" encoding="utf-8"?>
<!DOCTYPE math  PUBLIC '-//OpenOffice.org//DTD Modified W3C MathML 1.01//EN'  'math.dtd'>
<math:math xmlns:math="http://www.w3.org/1998/Math/MathML">
  <math:semantics>
    <math:msub>
      <math:mi>p</math:mi>
      <math:mn>0</math:mn>
    </math:msub>
    <math:annotation math:encoding="StarMath 5.0">p_0</math:annotation>
  </math:semantics>
</math:math>
</file>

<file path=Object 31/content.xml><?xml version="1.0" encoding="utf-8"?>
<!DOCTYPE math  PUBLIC '-//OpenOffice.org//DTD Modified W3C MathML 1.01//EN'  'math.dtd'>
<math:math xmlns:math="http://www.w3.org/1998/Math/MathML">
  <math:semantics>
    <math:mrow>
      <math:mfenced math:open="∣" math:close="∣">
        <math:msub>
          <math:mi>T</math:mi>
          <math:mi>R</math:mi>
        </math:msub>
      </math:mfenced>
      <math:mo math:stretchy="false">=</math:mo>
      <math:mrow>
        <math:msub>
          <math:mi>N</math:mi>
          <math:mi>R</math:mi>
        </math:msub>
        <math:mo math:stretchy="false">+</math:mo>
        <math:msub>
          <math:mi>N</math:mi>
          <math:mi>P</math:mi>
        </math:msub>
      </math:mrow>
    </math:mrow>
    <math:annotation math:encoding="StarMath 5.0">abs{T_R}=N_R+N_P</math:annotation>
  </math:semantics>
</math:math>
</file>

<file path=Object 32/content.xml><?xml version="1.0" encoding="utf-8"?>
<!DOCTYPE math  PUBLIC '-//OpenOffice.org//DTD Modified W3C MathML 1.01//EN'  'math.dtd'>
<math:math xmlns:math="http://www.w3.org/1998/Math/MathML">
  <math:semantics>
    <math:mrow>
      <math:mfenced math:open="∣" math:close="∣">
        <math:msub>
          <math:mi>T</math:mi>
          <math:mi>L</math:mi>
        </math:msub>
      </math:mfenced>
      <math:mo math:stretchy="false">=</math:mo>
      <math:mrow>
        <math:msub>
          <math:mi>N</math:mi>
          <math:mi>L</math:mi>
        </math:msub>
        <math:mo math:stretchy="false">+</math:mo>
        <math:msub>
          <math:mi>N</math:mi>
          <math:mi>P</math:mi>
        </math:msub>
      </math:mrow>
    </math:mrow>
    <math:annotation math:encoding="StarMath 5.0">abs{T_L}=N_L+N_P</math:annotation>
  </math:semantics>
</math:math>
</file>

<file path=Object 33/content.xml><?xml version="1.0" encoding="utf-8"?>
<!DOCTYPE math  PUBLIC '-//OpenOffice.org//DTD Modified W3C MathML 1.01//EN'  'math.dtd'>
<math:math xmlns:math="http://www.w3.org/1998/Math/MathML">
  <math:semantics>
    <math:msubsup>
      <math:mi>p</math:mi>
      <math:mi>k</math:mi>
      <math:mrow>
        <math:mrow/>
        <math:mo math:stretchy="false">+</math:mo>
        <math:mrow/>
      </math:mrow>
    </math:msubsup>
    <math:annotation math:encoding="StarMath 5.0">p^{{}+{}}_k</math:annotation>
  </math:semantics>
</math:math>
</file>

<file path=Object 34/content.xml><?xml version="1.0" encoding="utf-8"?>
<!DOCTYPE math  PUBLIC '-//OpenOffice.org//DTD Modified W3C MathML 1.01//EN'  'math.dtd'>
<math:math xmlns:math="http://www.w3.org/1998/Math/MathML">
  <math:semantics>
    <math:mtable>
      <math:mtr>
        <math:mrow>
          <math:mrow>
            <math:msub>
              <math:mi>N</math:mi>
              <math:mi>L</math:mi>
            </math:msub>
            <math:mrow>
              <math:mi/>
              <math:mo math:stretchy="false">+</math:mo>
              <math:mrow/>
            </math:mrow>
            <math:mrow>
              <math:mrow/>
              <math:mo math:stretchy="false">=</math:mo>
              <math:mi/>
            </math:mrow>
            <math:msubsup>
              <math:mi>p</math:mi>
              <math:mrow>
                <math:mi>k</math:mi>
                <math:mo math:stretchy="false">−</math:mo>
                <math:mn>1</math:mn>
              </math:mrow>
              <math:mrow>
                <math:mrow/>
                <math:mn>0</math:mn>
                <math:mrow/>
              </math:mrow>
            </math:msubsup>
            <math:mrow>
              <math:mi/>
              <math:mo math:stretchy="false">+</math:mo>
              <math:mi/>
            </math:mrow>
            <math:msubsup>
              <math:mi>p</math:mi>
              <math:mrow>
                <math:mi>k</math:mi>
                <math:mo math:stretchy="false">−</math:mo>
                <math:mn>1</math:mn>
              </math:mrow>
              <math:mrow>
                <math:mrow/>
                <math:mo math:stretchy="false">+</math:mo>
                <math:mrow/>
              </math:mrow>
            </math:msubsup>
          </math:mrow>
        </math:mrow>
      </math:mtr>
      <math:mtr>
        <math:mrow>
          <math:mrow>
            <math:msub>
              <math:mi>N</math:mi>
              <math:mi>R</math:mi>
            </math:msub>
            <math:mrow>
              <math:mi/>
              <math:mo math:stretchy="false">−</math:mo>
              <math:mrow/>
            </math:mrow>
            <math:mrow>
              <math:mrow/>
              <math:mo math:stretchy="false">=</math:mo>
              <math:mi/>
            </math:mrow>
            <math:msubsup>
              <math:mi>p</math:mi>
              <math:mi>k</math:mi>
              <math:mrow>
                <math:mrow/>
                <math:mn>0</math:mn>
                <math:mrow/>
              </math:mrow>
            </math:msubsup>
            <math:mrow>
              <math:mi/>
              <math:mo math:stretchy="false">+</math:mo>
              <math:mi/>
            </math:mrow>
            <math:msubsup>
              <math:mi>p</math:mi>
              <math:mi>k</math:mi>
              <math:mrow>
                <math:mrow/>
                <math:mo math:stretchy="false">−</math:mo>
                <math:mrow/>
              </math:mrow>
            </math:msubsup>
          </math:mrow>
        </math:mrow>
      </math:mtr>
      <math:mtr>
        <math:mrow>
          <math:mrow>
            <math:msub>
              <math:mi>N</math:mi>
              <math:mi>P</math:mi>
            </math:msub>
            <math:mrow>
              <math:mi/>
              <math:mo math:stretchy="false">=</math:mo>
              <math:mi/>
            </math:mrow>
            <math:msubsup>
              <math:mi>p</math:mi>
              <math:mi>k</math:mi>
              <math:mrow>
                <math:mrow/>
                <math:mn>0</math:mn>
                <math:mrow/>
              </math:mrow>
            </math:msubsup>
          </math:mrow>
        </math:mrow>
      </math:mtr>
    </math:mtable>
    <math:annotation math:encoding="StarMath 5.0">alignl N_L ~+{}{}= ~ p^{{}0{}}_{k-1} ~+~ p^{{}+{}}_{k-1} newline
alignl N_R ~-{}{}= ~ p^{{}0{}}_{k} ~+~ p^{{}-{}}_{k} newline
alignl N_P ~=~ p^{{}0{}}_{k}</math:annotation>
  </math:semantics>
</math:math>
</file>

<file path=Object 35/content.xml><?xml version="1.0" encoding="utf-8"?>
<!DOCTYPE math  PUBLIC '-//OpenOffice.org//DTD Modified W3C MathML 1.01//EN'  'math.dtd'>
<math:math xmlns:math="http://www.w3.org/1998/Math/MathML">
  <math:semantics>
    <math:mrow>
      <math:msub>
        <math:mi>C</math:mi>
        <math:mi>V</math:mi>
      </math:msub>
      <math:mrow>
        <math:mo math:stretchy="false">(</math:mo>
        <math:mi>p</math:mi>
        <math:mo math:stretchy="false">)</math:mo>
      </math:mrow>
    </math:mrow>
    <math:annotation math:encoding="StarMath 5.0">C_V(p)</math:annotation>
  </math:semantics>
</math:math>
</file>

<file path=Object 36/content.xml><?xml version="1.0" encoding="utf-8"?>
<!DOCTYPE math  PUBLIC '-//OpenOffice.org//DTD Modified W3C MathML 1.01//EN'  'math.dtd'>
<math:math xmlns:math="http://www.w3.org/1998/Math/MathML">
  <math:semantics>
    <math:msub>
      <math:mi>p</math:mi>
      <math:mi>k</math:mi>
    </math:msub>
    <math:annotation math:encoding="StarMath 5.0"> p_k</math:annotation>
  </math:semantics>
</math:math>
</file>

<file path=Object 37/content.xml><?xml version="1.0" encoding="utf-8"?>
<!DOCTYPE math  PUBLIC '-//OpenOffice.org//DTD Modified W3C MathML 1.01//EN'  'math.dtd'>
<math:math xmlns:math="http://www.w3.org/1998/Math/MathML">
  <math:semantics>
    <math:msubsup>
      <math:mi>p</math:mi>
      <math:mi>k</math:mi>
      <math:mrow>
        <math:mrow/>
        <math:mn>0</math:mn>
        <math:mrow/>
      </math:mrow>
    </math:msubsup>
    <math:annotation math:encoding="StarMath 5.0">p^{{}0{}}_k</math:annotation>
  </math:semantics>
</math:math>
</file>

<file path=Object 38/content.xml><?xml version="1.0" encoding="utf-8"?>
<!DOCTYPE math  PUBLIC '-//OpenOffice.org//DTD Modified W3C MathML 1.01//EN'  'math.dtd'>
<math:math xmlns:math="http://www.w3.org/1998/Math/MathML">
  <math:semantics>
    <math:msub>
      <math:mi>p</math:mi>
      <math:mi>k</math:mi>
    </math:msub>
    <math:annotation math:encoding="StarMath 5.0"> p_k</math:annotation>
  </math:semantics>
</math:math>
</file>

<file path=Object 39/content.xml><?xml version="1.0" encoding="utf-8"?>
<!DOCTYPE math  PUBLIC '-//OpenOffice.org//DTD Modified W3C MathML 1.01//EN'  'math.dtd'>
<math:math xmlns:math="http://www.w3.org/1998/Math/MathML">
  <math:semantics>
    <math:msub>
      <math:mi>p</math:mi>
      <math:mi>k</math:mi>
    </math:msub>
    <math:annotation math:encoding="StarMath 5.0"> p_k</math:annotation>
  </math:semantics>
</math:math>
</file>

<file path=Object 4/content.xml><?xml version="1.0" encoding="utf-8"?>
<!DOCTYPE math  PUBLIC '-//OpenOffice.org//DTD Modified W3C MathML 1.01//EN'  'math.dtd'>
<math:math xmlns:math="http://www.w3.org/1998/Math/MathML">
  <math:semantics>
    <math:mrow>
      <math:mo math:stretchy="false">(</math:mo>
      <math:mrow>
        <math:msub>
          <math:mi>T</math:mi>
          <math:mi>L</math:mi>
        </math:msub>
        <math:mi>,</math:mi>
        <math:msub>
          <math:mi>V</math:mi>
          <math:mi>L</math:mi>
        </math:msub>
      </math:mrow>
      <math:mo math:stretchy="false">)</math:mo>
    </math:mrow>
    <math:annotation math:encoding="StarMath 5.0">(T_L,V_L)</math:annotation>
  </math:semantics>
</math:math>
</file>

<file path=Object 40/content.xml><?xml version="1.0" encoding="utf-8"?>
<!DOCTYPE math  PUBLIC '-//OpenOffice.org//DTD Modified W3C MathML 1.01//EN'  'math.dtd'>
<math:math xmlns:math="http://www.w3.org/1998/Math/MathML">
  <math:semantics>
    <math:mtable>
      <math:mtr>
        <math:mrow>
          <math:msub>
            <math:mi>T</math:mi>
            <math:mi>L</math:mi>
          </math:msub>
          <math:mrow>
            <math:mi/>
            <math:mo math:stretchy="false">=</math:mo>
            <math:mi/>
          </math:mrow>
          <math:mfenced math:open="{" math:close="}">
            <math:mrow>
              <math:mrow>
                <math:mi/>
                <math:mrow>
                  <math:mi>t</math:mi>
                  <math:mo math:stretchy="false">∈</math:mo>
                  <math:mi>T</math:mi>
                </math:mrow>
              </math:mrow>
              <math:mo math:stretchy="false">∣</math:mo>
              <math:mrow>
                <math:mrow>
                  <math:mo math:stretchy="false">(</math:mo>
                  <math:mrow>
                    <math:mi>t</math:mi>
                    <math:mo math:stretchy="false">∩</math:mo>
                    <math:msub>
                      <math:mi>V</math:mi>
                      <math:mi>L</math:mi>
                    </math:msub>
                  </math:mrow>
                  <math:mo math:stretchy="false">)</math:mo>
                </math:mrow>
                <math:mo math:stretchy="false">≠</math:mo>
                <math:mo math:stretchy="false">∅</math:mo>
              </math:mrow>
            </math:mrow>
          </math:mfenced>
        </math:mrow>
      </math:mtr>
      <math:mtr>
        <math:mrow>
          <math:msub>
            <math:mi>T</math:mi>
            <math:mi>R</math:mi>
          </math:msub>
          <math:mrow>
            <math:mi/>
            <math:mo math:stretchy="false">=</math:mo>
            <math:mi/>
          </math:mrow>
          <math:mfenced math:open="{" math:close="}">
            <math:mrow>
              <math:mrow>
                <math:mi>t</math:mi>
                <math:mo math:stretchy="false">∈</math:mo>
                <math:mi>T</math:mi>
              </math:mrow>
              <math:mo math:stretchy="false">∣</math:mo>
              <math:mrow>
                <math:mrow>
                  <math:mo math:stretchy="false">(</math:mo>
                  <math:mrow>
                    <math:mi>t</math:mi>
                    <math:mo math:stretchy="false">∩</math:mo>
                    <math:msub>
                      <math:mi>V</math:mi>
                      <math:mi>R</math:mi>
                    </math:msub>
                  </math:mrow>
                  <math:mo math:stretchy="false">)</math:mo>
                </math:mrow>
                <math:mo math:stretchy="false">≠</math:mo>
                <math:mo math:stretchy="false">∅</math:mo>
              </math:mrow>
            </math:mrow>
          </math:mfenced>
        </math:mrow>
      </math:mtr>
    </math:mtable>
    <math:annotation math:encoding="StarMath 5.0">T_L ~=~ left lbrace` t in T mline (t intersection V_L) &lt;&gt; emptyset right rbrace  newline
 T_R ~=~ left lbrace t in T mline (t intersection V_R) &lt;&gt; emptyset right rbrace </math:annotation>
  </math:semantics>
</math:math>
</file>

<file path=Object 41/content.xml><?xml version="1.0" encoding="utf-8"?>
<!DOCTYPE math  PUBLIC '-//OpenOffice.org//DTD Modified W3C MathML 1.01//EN'  'math.dtd'>
<math:math xmlns:math="http://www.w3.org/1998/Math/MathML">
  <math:semantics>
    <math:mrow>
      <math:mi>O</math:mi>
      <math:mrow>
        <math:mo math:stretchy="false">(</math:mo>
        <math:mrow>
          <math:mi>N</math:mi>
          <math:msup>
            <math:mi>log</math:mi>
            <math:mn>2</math:mn>
          </math:msup>
          <math:mi>N</math:mi>
        </math:mrow>
        <math:mo math:stretchy="false">)</math:mo>
      </math:mrow>
    </math:mrow>
    <math:annotation math:encoding="StarMath 5.0">O(N log^2 N)</math:annotation>
  </math:semantics>
</math:math>
</file>

<file path=Object 42/content.xml><?xml version="1.0" encoding="utf-8"?>
<!DOCTYPE math  PUBLIC '-//OpenOffice.org//DTD Modified W3C MathML 1.01//EN'  'math.dtd'>
<math:math xmlns:math="http://www.w3.org/1998/Math/MathML">
  <math:semantics>
    <math:mrow>
      <math:mi>O</math:mi>
      <math:mrow>
        <math:mo math:stretchy="false">(</math:mo>
        <math:mrow>
          <math:mi>N</math:mi>
          <math:mi>log</math:mi>
          <math:mi>N</math:mi>
        </math:mrow>
        <math:mo math:stretchy="false">)</math:mo>
      </math:mrow>
    </math:mrow>
    <math:annotation math:encoding="StarMath 5.0">O(N log N)</math:annotation>
  </math:semantics>
</math:math>
</file>

<file path=Object 43/content.xml><?xml version="1.0" encoding="utf-8"?>
<!DOCTYPE math  PUBLIC '-//OpenOffice.org//DTD Modified W3C MathML 1.01//EN'  'math.dtd'>
<math:math xmlns:math="http://www.w3.org/1998/Math/MathML">
  <math:semantics>
    <math:mrow>
      <math:mi>O</math:mi>
      <math:mrow>
        <math:mo math:stretchy="false">(</math:mo>
        <math:mrow>
          <math:mi>N</math:mi>
          <math:mi/>
          <math:mi>log</math:mi>
          <math:mi>N</math:mi>
        </math:mrow>
        <math:mo math:stretchy="false">)</math:mo>
      </math:mrow>
    </math:mrow>
    <math:annotation math:encoding="StarMath 5.0">O(N~ log N)</math:annotation>
  </math:semantics>
</math:math>
</file>

<file path=Object 5/content.xml><?xml version="1.0" encoding="utf-8"?>
<!DOCTYPE math  PUBLIC '-//OpenOffice.org//DTD Modified W3C MathML 1.01//EN'  'math.dtd'>
<math:math xmlns:math="http://www.w3.org/1998/Math/MathML">
  <math:semantics>
    <math:mrow>
      <math:mrow>
        <math:mfenced math:open="∣" math:close="∣">
          <math:mi>T</math:mi>
        </math:mfenced>
        <math:mo math:stretchy="false">≤</math:mo>
        <math:msub>
          <math:mi>K</math:mi>
          <math:mi math:fontstyle="italic">MaxTriangles</math:mi>
        </math:msub>
      </math:mrow>
      <math:mtext>  or  </math:mtext>
      <math:mi math:fontstyle="italic">Depth</math:mi>
      <math:mrow>
        <math:mrow>
          <math:mo math:stretchy="false">(</math:mo>
          <math:mi>V</math:mi>
          <math:mo math:stretchy="false">)</math:mo>
        </math:mrow>
        <math:mo math:stretchy="false">≥</math:mo>
        <math:msub>
          <math:mi>K</math:mi>
          <math:mi math:fontstyle="italic">MaxDepth</math:mi>
        </math:msub>
      </math:mrow>
    </math:mrow>
    <math:annotation math:encoding="StarMath 5.0">abs {T} &lt;= K_MaxTriangles "  or  "  Depth(V) &gt;= K_MaxDepth</math:annotation>
  </math:semantics>
</math:math>
</file>

<file path=Object 6/content.xml><?xml version="1.0" encoding="utf-8"?>
<!DOCTYPE math  PUBLIC '-//OpenOffice.org//DTD Modified W3C MathML 1.01//EN'  'math.dtd'>
<math:math xmlns:math="http://www.w3.org/1998/Math/MathML">
  <math:semantics>
    <math:mrow>
      <math:mo math:stretchy="false">(</math:mo>
      <math:mrow>
        <math:msub>
          <math:mi>T</math:mi>
          <math:mi>R</math:mi>
        </math:msub>
        <math:mi>,</math:mi>
        <math:msub>
          <math:mi>V</math:mi>
          <math:mi>R</math:mi>
        </math:msub>
      </math:mrow>
      <math:mo math:stretchy="false">)</math:mo>
    </math:mrow>
    <math:annotation math:encoding="StarMath 5.0">(T_R,V_R)</math:annotation>
  </math:semantics>
</math:math>
</file>

<file path=Object 7/content.xml><?xml version="1.0" encoding="utf-8"?>
<!DOCTYPE math  PUBLIC '-//OpenOffice.org//DTD Modified W3C MathML 1.01//EN'  'math.dtd'>
<math:math xmlns:math="http://www.w3.org/1998/Math/MathML">
  <math:semantics>
    <math:mrow>
      <math:msub>
        <math:mi>V</math:mi>
        <math:mi>L</math:mi>
      </math:msub>
      <math:mi>,</math:mi>
      <math:msub>
        <math:mi>V</math:mi>
        <math:mi>R</math:mi>
      </math:msub>
    </math:mrow>
    <math:annotation math:encoding="StarMath 5.0">V_L , V_R</math:annotation>
  </math:semantics>
</math:math>
</file>

<file path=Object 8/content.xml><?xml version="1.0" encoding="utf-8"?>
<!DOCTYPE math  PUBLIC '-//OpenOffice.org//DTD Modified W3C MathML 1.01//EN'  'math.dtd'>
<math:math xmlns:math="http://www.w3.org/1998/Math/MathML">
  <math:semantics>
    <math:mrow>
      <math:mi>P</math:mi>
      <math:mrow>
        <math:mo math:stretchy="false">(</math:mo>
        <math:mrow>
          <math:msub>
            <math:mi>V</math:mi>
            <math:mi>c</math:mi>
          </math:msub>
          <math:mi>,</math:mi>
          <math:mi>V</math:mi>
        </math:mrow>
        <math:mo math:stretchy="false">)</math:mo>
      </math:mrow>
      <math:mrow>
        <math:mi/>
        <math:mo math:stretchy="false">=</math:mo>
        <math:mi/>
      </math:mrow>
      <math:mfrac>
        <math:mrow>
          <math:mi math:fontstyle="italic">SA</math:mi>
          <math:mrow>
            <math:mo math:stretchy="false">(</math:mo>
            <math:msub>
              <math:mi>V</math:mi>
              <math:mi>c</math:mi>
            </math:msub>
            <math:mo math:stretchy="false">)</math:mo>
          </math:mrow>
        </math:mrow>
        <math:mrow>
          <math:mi math:fontstyle="italic">SA</math:mi>
          <math:mrow>
            <math:mo math:stretchy="false">(</math:mo>
            <math:mi>V</math:mi>
            <math:mo math:stretchy="false">)</math:mo>
          </math:mrow>
        </math:mrow>
      </math:mfrac>
    </math:mrow>
    <math:annotation math:encoding="StarMath 5.0">P(V_c,V) ~=~ {SA(V_c)} over {SA(V)}</math:annotation>
  </math:semantics>
</math:math>
</file>

<file path=Object 9/content.xml><?xml version="1.0" encoding="utf-8"?>
<!DOCTYPE math  PUBLIC '-//OpenOffice.org//DTD Modified W3C MathML 1.01//EN'  'math.dtd'>
<math:math xmlns:math="http://www.w3.org/1998/Math/MathML">
  <math:semantics>
    <math:mrow>
      <math:msub>
        <math:mi>C</math:mi>
        <math:mi>V</math:mi>
      </math:msub>
      <math:mrow>
        <math:mo math:stretchy="false">(</math:mo>
        <math:mi>p</math:mi>
        <math:mo math:stretchy="false">)</math:mo>
      </math:mrow>
      <math:mrow>
        <math:mi/>
        <math:mo math:stretchy="false">=</math:mo>
        <math:mi/>
      </math:mrow>
      <math:msub>
        <math:mi>C</math:mi>
        <math:mi>T</math:mi>
      </math:msub>
      <math:mrow>
        <math:mi/>
        <math:mo math:stretchy="false">+</math:mo>
        <math:mi/>
      </math:mrow>
      <math:msub>
        <math:mi>C</math:mi>
        <math:mi>I</math:mi>
      </math:msub>
      <math:mi>P</math:mi>
      <math:mrow>
        <math:mo math:stretchy="false">(</math:mo>
        <math:mrow>
          <math:msub>
            <math:mi>V</math:mi>
            <math:mi>L</math:mi>
          </math:msub>
          <math:mi>,</math:mi>
          <math:mi>V</math:mi>
        </math:mrow>
        <math:mo math:stretchy="false">)</math:mo>
      </math:mrow>
      <math:mfenced math:open="∣" math:close="∣">
        <math:msub>
          <math:mi>T</math:mi>
          <math:mi>L</math:mi>
        </math:msub>
      </math:mfenced>
      <math:mrow>
        <math:mi/>
        <math:mo math:stretchy="false">+</math:mo>
        <math:mi/>
      </math:mrow>
      <math:msub>
        <math:mi>C</math:mi>
        <math:mi>I</math:mi>
      </math:msub>
      <math:mi>P</math:mi>
      <math:mrow>
        <math:mo math:stretchy="false">(</math:mo>
        <math:mrow>
          <math:msub>
            <math:mi>V</math:mi>
            <math:mi>R</math:mi>
          </math:msub>
          <math:mi>,</math:mi>
          <math:mi>V</math:mi>
        </math:mrow>
        <math:mo math:stretchy="false">)</math:mo>
      </math:mrow>
      <math:mfenced math:open="∣" math:close="∣">
        <math:msub>
          <math:mi>T</math:mi>
          <math:mi>R</math:mi>
        </math:msub>
      </math:mfenced>
    </math:mrow>
    <math:annotation math:encoding="StarMath 5.0">C_V(p) ~=~ C_T ~+~ C_I P(V_L,V) abs{T_L} ~+~ C_I P(V_R,V) abs{T_R}</math:annotation>
  </math:semantics>
</math:math>
</file>